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8d11" officeooo:paragraph-rsid="00118d11"/>
    </style:style>
    <style:style style:name="P2" style:family="paragraph" style:parent-style-name="Standard">
      <style:paragraph-properties fo:text-align="center" style:justify-single-word="false"/>
      <style:text-properties officeooo:rsid="0013124d" officeooo:paragraph-rsid="0013124d"/>
    </style:style>
    <style:style style:name="P3" style:family="paragraph" style:parent-style-name="Standard">
      <style:paragraph-properties fo:text-align="center" style:justify-single-word="false"/>
      <style:text-properties fo:font-size="13pt" officeooo:rsid="0011a7db" officeooo:paragraph-rsid="0011a7db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officeooo:rsid="0013124d" officeooo:paragraph-rsid="0013124d" style:font-size-asian="13pt" style:font-size-complex="13pt"/>
    </style:style>
    <style:style style:name="P5" style:family="paragraph" style:parent-style-name="Standard">
      <style:text-properties officeooo:rsid="00165944" officeooo:paragraph-rsid="001659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utput Average Routine Printout results</text:p>
      <text:p text:style-name="P4">CS340 Summer 2015</text:p>
      <text:p text:style-name="P4">By John Knowles</text:p>
      <text:p text:style-name="P2"/>
      <text:p text:style-name="P1"/>
      <text:p text:style-name="P5">Sum: 3056</text:p>
      <text:p text:style-name="P5">Avg: <text:s/>105</text:p>
      <text:p text:style-name="P5">Remainder: <text:s/>11</text:p>
      <text:p text:style-name="P5"/>
      <text:p text:style-name="P5"><text:s text:c="2"/>EAX=00000000 <text:s/>EBX=0000000A <text:s/>ECX=0000001D <text:s/>EDX=00000031</text:p>
      <text:p text:style-name="P5"><text:s text:c="2"/>ESI=000559CE <text:s/>EDI=00000000 <text:s/>EBP=003FFABC <text:s/>ESP=003FFAB4</text:p>
      <text:p text:style-name="P5"><text:s text:c="2"/>EIP=00052130 <text:s/>EFL=00000246 <text:s/>CF=0 <text:s/>SF=0 <text:s/>ZF=1 <text:s/>OF=0 <text:s/>AF=0 <text:s/>PF=1</text:p>
      <text:p text:style-name="P5"/>
      <text:p text:style-name="P5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12S</meta:editing-duration>
    <meta:editing-cycles>10</meta:editing-cycles>
    <meta:generator>LibreOffice/4.4.3.2$Windows_x86 LibreOffice_project/88805f81e9fe61362df02b9941de8e38a9b5fd16</meta:generator>
    <dc:date>2015-06-16T14:21:28.274000000</dc:date>
    <meta:document-statistic meta:table-count="0" meta:image-count="0" meta:object-count="0" meta:page-count="1" meta:paragraph-count="10" meta:word-count="41" meta:character-count="310" meta:non-whitespace-character-count="258"/>
    <meta:user-defined meta:name="Info 1"/>
    <meta:user-defined meta:name="Info 2"/>
    <meta:user-defined meta:name="Info 3"/>
    <meta:user-defined meta:name="Info 4"/>
  </office:meta>
</office:document-meta>
</file>